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52mm"/>
    </style:style>
    <style:style style:name="co3" style:family="table-column">
      <style:table-column-properties fo:break-before="auto" style:column-width="58.26mm"/>
    </style:style>
    <style:style style:name="co5" style:family="table-column">
      <style:table-column-properties fo:break-before="auto" style:column-width="41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cc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number-columns-repeated="3" table:default-cell-style-name="ce1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Paket</text:p>
          </table:table-cell>
          <table:table-cell table:style-name="ce3" office:value-type="string" calcext:value-type="string">
            <text:p>Klass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gindatum</text:p>
          </table:table-cell>
          <table:table-cell office:value-type="string" calcext:value-type="string">
            <text:p>Fertigstellungsdatum</text:p>
          </table:table-cell>
          <table:table-cell/>
          <table:table-cell table:style-name="ce1" office:value-type="string" calcext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bugger</text:p>
          </table:table-cell>
          <table:table-cell office:value-type="string" calcext:value-type="string">
            <text:p>Subject</text:p>
          </table:table-cell>
          <table:table-cell table:number-columns-repeated="4"/>
          <table:table-cell table:style-name="ce10" office:value-type="string" calcext:value-type="string">
            <text:p>Grau 2</text:p>
          </table:table-cell>
          <table:table-cell office:value-type="string" calcext:value-type="string">
            <text:p>Nicht begonn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bugLogicFacade</text:p>
          </table:table-cell>
          <table:table-cell table:number-columns-repeated="4"/>
          <table:table-cell table:style-name="ce11" office:value-type="string" calcext:value-type="string">
            <text:p>Orange 1</text:p>
          </table:table-cell>
          <table:table-cell office:value-type="string" calcext:value-type="string">
            <text:p>Begonn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Input</text:p>
          </table:table-cell>
          <table:table-cell table:number-columns-repeated="4"/>
          <table:table-cell table:style-name="ce12" office:value-type="string" calcext:value-type="string">
            <text:p>Gelbgrün</text:p>
          </table:table-cell>
          <table:table-cell office:value-type="string" calcext:value-type="string">
            <text:p>Beend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akpoint</text:p>
          </table:table-cell>
          <table:table-cell table:number-columns-repeated="4"/>
          <table:table-cell table:style-name="ce13" office:value-type="string" calcext:value-type="string">
            <text:p>Grün 3</text:p>
          </table:table-cell>
          <table:table-cell office:value-type="string" calcext:value-type="string">
            <text:p>Getest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SizeSugges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putValueSugges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lationalSuggestion</text:p>
          </table:table-cell>
          <table:table-cell table:number-columns-repeated="4"/>
          <table:table-cell office:value-type="string" calcext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1. rechtsklick inhalte einfü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RelationalSuggestion</text:p>
          </table:table-cell>
          <table:table-cell table:number-columns-repeated="4"/>
          <table:table-cell office:value-type="string" calcext:value-type="string">
            <text:p>2. nur formate auswähl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leInputSuggestion</text:p>
          </table:table-cell>
          <table:table-cell table:number-columns-repeated="4"/>
          <table:table-cell office:value-type="string" calcext:value-type="string">
            <text:p>3. Ok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Interpreter</text:p>
          </table:table-cell>
          <table:table-cell office:value-type="string" calcext:value-type="string">
            <text:p>GenerationContr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andGenerationVisi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co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rayDeclar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rayDeclerationAssign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rayElementAssign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tineCal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turnComm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lara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larationAssign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signm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ileComm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fComm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fElseComm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tineComma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ceItera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ceStat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ceStatePosi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ditionalBreakpoint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atchExpress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ScopeTuple</text:p>
          </table:table-cell>
          <table:table-cell office:value-type="string" calcext:value-type="string">
            <text:p>Benedikt</text:p>
          </table:table-cell>
          <table:table-cell table:number-columns-repeated="2" table:style-name="ce9" office:value-type="date" office:date-value="2018-01-09" calcext:value-type="date">
            <text:p>09.01.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ermGenerationVisitor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9" calcext:value-type="date">
            <text:p>09.01.18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 calcext:value-type="string">
            <text:p>Term</text:p>
          </table:table-cell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ArrayAccessRelational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ArrayAccess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VariableRelational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Variable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Constant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Negative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BinaryArithmetic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erm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Float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Int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Long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Double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Char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Boolean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ArrayValue</text:p>
          </table:table-cell>
          <table:table-cell office:value-type="string" calcext:value-type="string">
            <text:p>Pascal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5"/>
        </table:table-row>
        <table:table-row table:style-name="ro3">
          <table:table-cell/>
          <table:table-cell table:style-name="ce8" office:value-type="string" calcext:value-type="string">
            <text:p>Addi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Substrac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Multiplicat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Division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ModuloTerm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Not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Binary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Or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AndCondit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MoreEqualComparisi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Less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More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Less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3">
          <table:table-cell/>
          <table:table-cell table:style-name="ce8" office:value-type="string" calcext:value-type="string">
            <text:p>NotEqualComparison</text:p>
          </table:table-cell>
          <table:table-cell office:value-type="string" calcext:value-type="string">
            <text:p>Benedikt</text:p>
          </table:table-cell>
          <table:table-cell table:style-name="ce9" office:value-type="date" office:date-value="2018-01-08" calcext:value-type="date">
            <text:p>08.01.18</text:p>
          </table:table-cell>
          <table:table-cell table:style-name="ce9" office:value-type="date" office:date-value="2018-01-10" calcext:value-type="date">
            <text:p>10.01.1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DL.Exceptions</text:p>
          </table:table-cell>
          <table:table-cell office:value-type="string" calcext:value-type="string">
            <text:p>DibuggerLogicExcepti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riableNotFound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tineNotFoundExcep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ssingReturnCall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validProgram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gArgument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gTypeArgument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gNumberArgument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turnType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gTypeAssignmentExcep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readyDeclaredException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ControlFaca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ceptionHand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eHandlerInteract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ugLogicController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GUIFacad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nInterfa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buggerPop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rorPop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isionPop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rayValuePop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riableSuggestionPopU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pressionPan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andPan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gramPan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atchExpressionPan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dBreakpointPanel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Facade</text:p>
          </table:table-cell>
          <table:table-cell table:style-name="ce8" office:value-type="string" calcext:value-type="string">
            <text:p>FileHandlerFacad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Properties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Configuration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Language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Properties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DBFile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DB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PropertiesFile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RDBF</text:p>
          </table:table-cell>
          <table:table-cell table:style-name="ce8" office:value-type="string" calcext:value-type="string">
            <text:p>RDBFProp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RDBFDB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RDBFDB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RDBFProp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RDBFPars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RDBFRead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RDBFWriter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RDBFFile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RDBFAdditions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RDBFBlock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RDBFData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2">
          <table:table-cell office:value-type="string" calcext:value-type="string">
            <text:p>FH.Excpetions</text:p>
          </table:table-cell>
          <table:table-cell table:style-name="ce8" office:value-type="string" calcext:value-type="string">
            <text:p>FileHandler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LanguageNotFound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ParseBlock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ParseAssignment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InvalidLineTypeException</text:p>
          </table:table-cell>
          <table:table-cell office:value-type="string" calcext:value-type="string">
            <text:p>Pascal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.00.0000</text:date>, <text:time style:data-style-name="N2" text:time-value="17:43:11.993562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0T17:49:57.956719244</dc:date>
    <meta:editing-duration>PT43M33S</meta:editing-duration>
    <meta:editing-cycles>18</meta:editing-cycles>
    <meta:generator>LibreOffice/5.1.6.2$Linux_X86_64 LibreOffice_project/10m0$Build-2</meta:generator>
    <meta:document-statistic meta:table-count="3" meta:cell-count="262" meta:object-count="0"/>
  </office:meta>
</office:document-meta>
</file>